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xcelente punto de partida: tenemos una base sólida para construir una sección profundamente reflexiva, con un tono existencial, positivo y místico, que sea a la vez realista y coherente con el sistema lógico que estamos desarrollando.</text:p>
      <text:p text:style-name="Text_20_body">La idea de que el individuo representa el “estado del sistema” en un momento dado —es decir, el punto máximo alcanzado por la vida hasta ese instante— abre una vía poderosa para conectar el plano técnico con el sentido personal y trascendente.</text:p>
      <text:p text:style-name="Horizontal_20_Line"/>
      <text:h text:style-name="Heading_20_3" text:outline-level="3">📘 PROPUESTA DE ESTRUCTURA:</text:h>
      <text:p text:style-name="Text_20_body"><text:span text:style-name="Strong_20_Emphasis">Sección: 4 – El individuo como contenedor de un bloque de memoria</text:span></text:p>
      <text:h text:style-name="Heading_20_4" text:outline-level="4">I. Introducción: El instante presente</text:h>
      <text:list xml:id="list518268788" text:style-name="L1">
        <text:list-item>
          <text:p text:style-name="P1">El individuo como la <text:span text:style-name="Emphasis">materialización del presente</text:span> del sistema.</text:p>
        </text:list-item>
        <text:list-item>
          <text:p text:style-name="P1">Es el único testigo de la historia completa de su linaje.</text:p>
        </text:list-item>
        <text:list-item>
          <text:p text:style-name="P1">No es un recuerdo, es el resultado: la culminación de un viaje milenario.</text:p>
        </text:list-item>
      </text:list>
      <text:p text:style-name="Quotations"><text:span text:style-name="Emphasis">“Tú eres el punto al que ha llegado la vida.”</text:span></text:p>
      <text:p text:style-name="Horizontal_20_Line"/>
      <text:h text:style-name="Heading_20_4" text:outline-level="4">II. El bloque de memoria: lo que el individuo encierra</text:h>
      <text:list xml:id="list1406342215" text:style-name="L2">
        <text:list-item>
          <text:p text:style-name="P2">El individuo es un contenedor de información: toda su estructura, su biología, sus hábitos, incluso sus tendencias mentales y emocionales, son memoria.</text:p>
        </text:list-item>
        <text:list-item>
          <text:p text:style-name="P2">Esta memoria no es solo suya: es memoria de toda la vida, acumulada durante generaciones.</text:p>
        </text:list-item>
        <text:list-item>
          <text:p text:style-name="P2">Su ADN codifica la historia completa de exploración, aciertos y errores.</text:p>
        </text:list-item>
        <text:list-item>
          <text:p text:style-name="P2">Él no lo recuerda, pero lo es.</text:p>
        </text:list-item>
      </text:list>
      <text:p text:style-name="Quotations"><text:span text:style-name="Emphasis">“Tú no sabes de dónde vienes, pero lo llevas en ti.”</text:span></text:p>
      <text:p text:style-name="Horizontal_20_Line"/>
      <text:h text:style-name="Heading_20_4" text:outline-level="4">III. El pasado que vive en ti: identidad como resultado de una trayectoria</text:h>
      <text:list xml:id="list684215507" text:style-name="L3">
        <text:list-item>
          <text:p text:style-name="P3">No se trata solo de genes: se trata de formas de ver, de actuar, de adaptarse.</text:p>
        </text:list-item>
        <text:list-item>
          <text:p text:style-name="P3">Cada individuo nace en un punto exacto del camino recorrido por la vida.</text:p>
        </text:list-item>
        <text:list-item>
          <text:p text:style-name="P3">No parte desde cero: ya es el fruto de incontables decisiones anteriores.</text:p>
        </text:list-item>
        <text:list-item>
          <text:p text:style-name="P3">Por eso no somos iguales: cada uno representa un trayecto único, una posición diferente en el proceso.</text:p>
        </text:list-item>
      </text:list>
      <text:p text:style-name="Quotations"><text:span text:style-name="Emphasis">“No eres un accidente. Eres una coordenada.”</text:span></text:p>
      <text:p text:style-name="Horizontal_20_Line"/>
      <text:h text:style-name="Heading_20_4" text:outline-level="4"><text:soft-page-break/>IV. El portador del futuro: solo el individuo puede avanzar el proceso</text:h>
      <text:list xml:id="list4090865640" text:style-name="L4">
        <text:list-item>
          <text:p text:style-name="P4">El sistema no puede actuar sin el individuo: él es el agente activo.</text:p>
        </text:list-item>
        <text:list-item>
          <text:p text:style-name="P4">Cada individuo contiene el punto actual y, a través de sus actos, define el punto siguiente.</text:p>
        </text:list-item>
        <text:list-item>
          <text:p text:style-name="P4">El proceso continúa si, y solo si, el individuo actúa.</text:p>
        </text:list-item>
        <text:list-item>
          <text:p text:style-name="P4">Aunque no sea consciente de ello, su vida y sus decisiones generan el futuro.</text:p>
        </text:list-item>
      </text:list>
      <text:p text:style-name="Quotations"><text:span text:style-name="Emphasis">“Solo tú puedes dar el siguiente paso.”</text:span></text:p>
      <text:p text:style-name="Horizontal_20_Line"/>
      <text:h text:style-name="Heading_20_4" text:outline-level="4">V. Una conciencia que no sabe, pero que es</text:h>
      <text:list xml:id="list1221131301" text:style-name="L5">
        <text:list-item>
          <text:p text:style-name="P5">Aunque no lo sepa, aunque no lo entienda, él es la vida misma funcionando.</text:p>
        </text:list-item>
        <text:list-item>
          <text:p text:style-name="P5">No necesita tener conciencia del sistema para formar parte de él.</text:p>
        </text:list-item>
        <text:list-item>
          <text:p text:style-name="P5">El individuo no <text:span text:style-name="Emphasis">ve</text:span> la red, pero <text:span text:style-name="Emphasis">es</text:span> la red.</text:p>
        </text:list-item>
        <text:list-item>
          <text:p text:style-name="P5">Es como un nodo en un organismo vasto y misterioso: actúa localmente, pero su impacto es universal.</text:p>
        </text:list-item>
      </text:list>
      <text:p text:style-name="Quotations"><text:span text:style-name="Emphasis">“Tú no ves el sistema. Pero el sistema te ve a ti.”</text:span></text:p>
      <text:p text:style-name="Horizontal_20_Line"/>
      <text:h text:style-name="Heading_20_4" text:outline-level="4">VI. Mística y sentido: el individuo como chispa divina</text:h>
      <text:list xml:id="list3039261828" text:style-name="L6">
        <text:list-item>
          <text:p text:style-name="P6">Es legítimo sentir que uno es parte de algo mayor, porque lo es.</text:p>
        </text:list-item>
        <text:list-item>
          <text:p text:style-name="P6">Cada uno es una célula del organismo total de la vida.</text:p>
        </text:list-item>
        <text:list-item>
          <text:p text:style-name="P6">Una célula que contiene memoria, capacidad de actuar y de transformar.</text:p>
        </text:list-item>
        <text:list-item>
          <text:p text:style-name="P6">El individuo es, sin saberlo, un fragmento del absoluto.</text:p>
        </text:list-item>
        <text:list-item>
          <text:p text:style-name="P6">Es parte de la vida, y la vida es parte de él.</text:p>
        </text:list-item>
        <text:list-item>
          <text:p text:style-name="P6">Es parte de Dios, y de forma misteriosa, es Dios mismo en acción.</text:p>
        </text:list-item>
      </text:list>
      <text:p text:style-name="Quotations"><text:span text:style-name="Emphasis">“No eres ajeno al milagro. Eres el milagro mismo.”</text:span></text:p>
      <text:p text:style-name="Horizontal_20_Line"/>
      <text:h text:style-name="Heading_20_3" text:outline-level="3">🔸 APORTES ADICIONALES</text:h>
      <text:p text:style-name="Text_20_body"><text:span text:style-name="Strong_20_Emphasis">Metáforas útiles para el lector:</text:span></text:p>
      <text:list xml:id="list3713654640" text:style-name="L7">
        <text:list-item>
          <text:p text:style-name="P7"><text:span text:style-name="Emphasis">El individuo como eslabón en una cadena infinita.</text:span></text:p>
        </text:list-item>
        <text:list-item>
          <text:p text:style-name="P7"><text:span text:style-name="Emphasis">Como una chispa del fuego eterno.</text:span></text:p>
        </text:list-item>
        <text:list-item>
          <text:p text:style-name="P7"><text:span text:style-name="Emphasis">Como el brote que crece sin recordar la semilla, pero que la contiene.</text:span></text:p>
        </text:list-item>
      </text:list>
      <text:p text:style-name="Text_20_body"><text:soft-page-break/><text:span text:style-name="Strong_20_Emphasis">Tensiones existenciales que pueden explorarse:</text:span></text:p>
      <text:list xml:id="list4105139273" text:style-name="L8">
        <text:list-item>
          <text:p text:style-name="P8">¿Cómo dar sentido a una existencia si no recuerdo lo que represento?</text:p>
        </text:list-item>
        <text:list-item>
          <text:p text:style-name="P8">¿Es posible actuar con plenitud sin saber lo que se es?</text:p>
        </text:list-item>
        <text:list-item>
          <text:p text:style-name="P8">¿Dónde está el equilibrio entre el yo individual y la inteligencia colectiva que lo contiene?</text:p>
        </text:list-item>
      </text:list>
      <text:p text:style-name="Text_20_body"><text:span text:style-name="Strong_20_Emphasis">Mensaje central para transmitir:</text:span></text:p>
      <text:p text:style-name="Quotations">Aunque no lo veas, lo que eres contiene el viaje entero de la vida.<text:line-break/>No eres un observador externo: eres parte del sistema. Lo que haces importa.<text:line-break/>No necesitas saber todo para serlo todo.</text:p>
      <text:p text:style-name="Horizontal_20_Line"/>
      <text:p text:style-name="Text_20_body">¿Te gustaría que empiece a redactar esta sección con esta estructura y tono? Puedo hacerlo en segmentos o completa, como prefiera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2T10:51:38.650000000</meta:creation-date>
    <dc:date>2025-07-22T10:56:56.591000000</dc:date>
    <meta:editing-duration>PT5M18S</meta:editing-duration>
    <meta:editing-cycles>1</meta:editing-cycles>
    <meta:document-statistic meta:table-count="0" meta:image-count="0" meta:object-count="0" meta:page-count="3" meta:paragraph-count="53" meta:word-count="695" meta:character-count="3812" meta:non-whitespace-character-count="3200"/>
    <meta:generator>LibreOffice/7.3.5.2$Windows_X86_64 LibreOffice_project/184fe81b8c8c30d8b5082578aee2fed2ea847c01</meta:generator>
  </office:meta>
</office:document-meta>
</file>